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63efeb"/>
    </style:style>
    <style:style style:name="P7" style:family="paragraph" style:parent-style-name="Text_20_body">
      <style:text-properties officeooo:rsid="005b03d4" officeooo:paragraph-rsid="00671f54"/>
    </style:style>
    <style:style style:name="P8" style:family="paragraph" style:parent-style-name="Text_20_body">
      <style:text-properties officeooo:paragraph-rsid="00671f54"/>
    </style:style>
    <style:style style:name="P9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0" style:family="paragraph" style:parent-style-name="Titolo_20_1">
      <style:paragraph-properties fo:padding="0.035cm" fo:border="0.26pt solid #000000" style:shadow="none"/>
    </style:style>
    <style:style style:name="P11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596ac0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306d78" style:font-size-asian="10.5pt" style:font-weight-asian="bold" style:font-size-complex="10pt"/>
    </style:style>
    <style:style style:name="T5" style:family="text">
      <style:text-properties style:font-name="Arial" fo:font-size="10.5pt" fo:language="it" fo:country="IT" fo:font-weight="bold" officeooo:rsid="00596ac0" style:font-size-asian="10.5pt" style:font-weight-asian="bold" style:font-size-complex="10pt"/>
    </style:style>
    <style:style style:name="T6" style:family="text">
      <style:text-properties officeooo:rsid="004e67e7"/>
    </style:style>
    <style:style style:name="T7" style:family="text">
      <style:text-properties officeooo:rsid="0044191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82210d" loext:opacity="100%"/>
    </style:style>
    <style:style style:name="T11" style:family="text">
      <style:text-properties fo:color="#82210d" loext:opacity="100%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36e457" style:font-size-asian="16pt" style:font-size-complex="16pt"/>
    </style:style>
    <style:style style:name="T14" style:family="text">
      <style:text-properties fo:font-style="italic" style:font-style-asian="italic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language="it" fo:country="IT" fo:font-style="normal" officeooo:rsid="005cb7fb" style:font-size-asian="12pt" style:font-style-asian="normal" style:font-size-complex="12pt" style:font-style-complex="normal"/>
    </style:style>
    <style:style style:name="T18" style:family="text">
      <style:text-properties fo:font-size="12pt" fo:language="it" fo:country="IT" fo:font-style="normal" officeooo:rsid="005e3362" style:font-size-asian="12pt" style:font-style-asian="normal" style:font-size-complex="12pt" style:font-style-complex="normal"/>
    </style:style>
    <style:style style:name="T19" style:family="text">
      <style:text-properties fo:font-size="12pt" fo:language="it" fo:country="IT" fo:font-style="normal" officeooo:rsid="005fc491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officeooo:rsid="00605520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normal" officeooo:rsid="00628917" style:font-size-asian="12pt" style:font-style-asian="normal" style:font-size-complex="12pt" style:font-style-complex="normal"/>
    </style:style>
    <style:style style:name="T22" style:family="text">
      <style:text-properties fo:font-size="12pt" fo:language="it" fo:country="IT" fo:font-style="normal" officeooo:rsid="0063efeb" style:font-size-asian="12pt" style:font-style-asian="normal" style:font-size-complex="12pt" style:font-style-complex="normal"/>
    </style:style>
    <style:style style:name="T23" style:family="text">
      <style:text-properties fo:font-size="12pt" fo:language="it" fo:country="IT" fo:font-style="normal" officeooo:rsid="0054475c" style:font-size-asian="12pt" style:font-style-asian="normal" style:font-size-complex="12pt" style:font-style-complex="normal"/>
    </style:style>
    <style:style style:name="T24" style:family="text">
      <style:text-properties fo:font-size="12pt" fo:language="it" fo:country="IT" fo:font-style="normal" officeooo:rsid="00671f54" style:font-size-asian="12pt" style:font-style-asian="normal" style:font-size-complex="12pt" style:font-style-complex="normal"/>
    </style:style>
    <style:style style:name="T25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it" fo:country="IT" fo:font-style="italic" officeooo:rsid="005cb7fb" style:font-size-asian="12pt" style:font-style-asian="italic" style:font-size-complex="12pt" style:font-style-complex="italic"/>
    </style:style>
    <style:style style:name="T27" style:family="text">
      <style:text-properties fo:font-size="12pt" fo:language="it" fo:country="IT" fo:font-style="italic" officeooo:rsid="00605520" style:font-size-asian="12pt" style:font-style-asian="italic" style:font-size-complex="12pt" style:font-style-complex="italic"/>
    </style:style>
    <style:style style:name="T28" style:family="text">
      <style:text-properties fo:font-size="12pt" fo:language="it" fo:country="IT" fo:font-style="italic" officeooo:rsid="00628917" style:font-size-asian="12pt" style:font-style-asian="italic" style:font-size-complex="12pt" style:font-style-complex="italic"/>
    </style:style>
    <style:style style:name="T29" style:family="text">
      <style:text-properties officeooo:rsid="002a6a05"/>
    </style:style>
    <style:style style:name="T30" style:family="text">
      <style:text-properties officeooo:rsid="003001b1"/>
    </style:style>
    <style:style style:name="T31" style:family="text">
      <style:text-properties officeooo:rsid="0036e457"/>
    </style:style>
    <style:style style:name="T32" style:family="text">
      <style:text-properties officeooo:rsid="00403c32"/>
    </style:style>
    <style:style style:name="T33" style:family="text">
      <style:text-properties fo:font-size="14pt" officeooo:rsid="00403c32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omanda 1/<text:span text:style-name="T32">2</text:span> (punti <text:span text:style-name="T31">6</text:span>/30)</text:h>
      <text:p text:style-name="P7"><text:span text:style-name="T16">Gli elettrodomestici casalinghi sono sempre più connessi alla rete Internet. </text:span><text:span text:style-name="T24">Grazie a ciò</text:span><text:span text:style-name="T16">, </text:span><text:span text:style-name="T24">gli utenti possono </text:span><text:span text:style-name="T16">interagirvi utilizzando applicazioni installate sui dispositivi mobili. Un’azienda italiana di elettrodomestici ha lanciato sul mercato un nuovo forno a microonde connesso. </text:span><text:span text:style-name="T24">T</text:span><text:span text:style-name="T16">ramite un componente chiamato </text:span><text:span text:style-name="T25">controller</text:span><text:span text:style-name="T16">, </text:span><text:span text:style-name="T24">tale forno </text:span><text:span text:style-name="T16">resta in ascolto</text:span><text:span text:style-name="T25"> </text:span><text:span text:style-name="T16">di comandi che possono essere inviati da un </text:span><text:span text:style-name="T25">server</text:span><text:span text:style-name="T16">. I comandi possono accendere/spegnere il microonde, regolarne la potenza e la durata della cottura. Il </text:span><text:span text:style-name="T26">controller </text:span><text:span text:style-name="T17">è in ascolto costante delle informazioni </text:span><text:span text:style-name="T24">in</text:span><text:span text:style-name="T17"> arriv</text:span><text:span text:style-name="T24">o</text:span><text:span text:style-name="T17"> dal </text:span><text:span text:style-name="T26">server</text:span><text:span text:style-name="T17">. Seppur in rete, le due applicazioni dialogano come se fossero locali l’una all’altra. </text:span><text:span text:style-name="T18">I comandi estendono tutti la medesima interfaccia, che fa da tramite alle componenti </text:span><text:span text:style-name="T24">dedicate a </text:span><text:span text:style-name="T18">eseguire le operazioni, </text:span><text:span text:style-name="T19">come ad esempio, il pulsante di accensione e spegnimento. </text:span><text:span text:style-name="T20">Per risparmiare, l’azienda non ha implementato il protocollo di comunicazione </text:span><text:span text:style-name="T24">forno-rete</text:span><text:span text:style-name="T20">, riutilizzandone uno sviluppato da un’azienda estera. Poiché però la componentistica interna, compres</text:span><text:span text:style-name="T24">e le API</text:span><text:span text:style-name="T20">, è tutta </text:span><text:span text:style-name="T24">interamente di </text:span><text:span text:style-name="T20">propriet</text:span><text:span text:style-name="T24">à dell’azienda italiana</text:span><text:span text:style-name="T20">, </text:span><text:span text:style-name="T24">essa ha dovuto </text:span><text:span text:style-name="T20">sviluppare un </text:span><text:span text:style-name="T27">layer</text:span><text:span text:style-name="T20"> di adattamento fra </text:span><text:span text:style-name="T24">le due parti</text:span><text:span text:style-name="T20">.</text:span></text:p>
      <text:p text:style-name="Text_20_body">Si modelli tale sistema mediante un <text:span text:style-name="Car._20_predefinito_20_paragrafo"><text:span text:style-name="T15">diagramma delle classi</text:span></text:span>, comprensivo dei <text:span text:style-name="Car._20_predefinito_20_paragrafo"><text:span text:style-name="T14">design pattern</text:span></text:span> a esso pertinenti.</text:p>
      <text:h text:style-name="P10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Car._20_predefinito_20_paragrafo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Domanda <text:span text:style-name="T32">2</text:span><text:span text:style-name="Car._20_predefinito_20_paragrafo"><text:span text:style-name="T12">/</text:span></text:span><text:span text:style-name="Car._20_predefinito_20_paragrafo"><text:span text:style-name="T33">2</text:span></text:span> (punti <text:span text:style-name="Car._20_predefinito_20_paragrafo"><text:span text:style-name="T13">4</text:span></text:span>/30)</text:h>
      <text:p text:style-name="P8"><text:span text:style-name="T23">P</text:span><text:span text:style-name="T21">er poter comandare il proprio elettrodomestico da remoto è necessario creare un </text:span><text:span text:style-name="T28">account</text:span><text:span text:style-name="T21"> su sito dedicato. Per farlo, sono necessarie una </text:span><text:span text:style-name="T28">email</text:span><text:span text:style-name="T21"> e una </text:span><text:span text:style-name="T28">password</text:span><text:span text:style-name="T21">, che vengono richieste successivamente anche </text:span><text:span text:style-name="T24">per l’</text:span><text:span text:style-name="T21">autenticazione. Alternativamente, è possibile registrarsi utilizzando direttamente i servizi offerti da </text:span><text:span text:style-name="T28">Google</text:span><text:span text:style-name="T21">. Una volta autenticat</text:span><text:span text:style-name="T24">o</text:span><text:span text:style-name="T21">, </text:span><text:span text:style-name="T24">l’utente può </text:span><text:span text:style-name="T21">associare il proprio elettrodomestico, inserendo</text:span><text:span text:style-name="T24">ne</text:span><text:span text:style-name="T21"> il codice seriale e la data </text:span><text:span text:style-name="T24">di acquisto</text:span><text:span text:style-name="T21">. Entrambe le informazioni devono essere presenti, altrimenti l’associazione non andrà a buon fine. Nella </text:span><text:span text:style-name="T28">homepage</text:span><text:span text:style-name="T21"> del proprio </text:span><text:span text:style-name="T28">account</text:span><text:span text:style-name="T21">, si può visualizzare la lista di dispositivi associati. </text:span><text:span text:style-name="T24">P</text:span><text:span text:style-name="T21">er ogni elemento, </text:span><text:span text:style-name="T24">essa</text:span><text:span text:style-name="T21"> riporta la tipologia (microonde, frigorifero, lavatrice) e lo stato (connesso/non connesso). </text:span><text:span text:style-name="T22">Attraverso la lista, </text:span><text:span text:style-name="T24">l’utente può </text:span><text:span text:style-name="T22">accedere alle informazioni di dettaglio del dispositivo, che, oltre a quelle già presenti in lista, riportano anche il codice seriale e la data di acquisto precedentemente inserite.</text:span></text:p>
      <text:p text:style-name="P6"><text:span text:style-name="T29">M</text:span>odell<text:span text:style-name="T29">are</text:span> le esigenze sopra delineate <text:span text:style-name="T29">u</text:span>tilizzando un <text:span text:style-name="Car._20_predefinito_20_paragrafo"><text:span text:style-name="T15">diagramma dei casi d’uso</text:span></text:span>. <text:span text:style-name="T30">N</text:span>on <text:span text:style-name="T29">è </text:span>richiesta descrizione testuale del diagramma.</text:p>
      <text:h text:style-name="P10" text:outline-level="1">Rispost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 loext:hyphenation-no-last-word="false" loext:hyphenation-word-char-count="no-limit" loext:hyphenation-zone="no-limit"/>
    </style:style>
    <style:style style:name="Comment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4e67e7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596ac0" style:font-size-asian="10.5pt" style:font-weight-asian="bold" style:font-size-complex="10pt"/>
    </style:style>
    <style:style style:name="MT5" style:family="text">
      <style:text-properties style:font-name="Arial" fo:font-size="10.5pt" fo:language="it" fo:country="IT" fo:font-weight="bold" officeooo:rsid="00596ac0" style:font-size-asian="10.5pt" style:font-weight-asian="bold" style:font-size-complex="10pt"/>
    </style:style>
    <style:style style:name="MT6" style:family="text">
      <style:text-properties officeooo:rsid="00441912"/>
    </style:style>
    <style:style style:name="MT7" style:family="text">
      <style:text-properties style:font-name="Arial" fo:font-size="10.5pt" fo:font-weight="bold" officeooo:rsid="00306d78" style:font-size-asian="10.5pt" style:font-weight-asian="bold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color="#82210d" loext:opacity="100%"/>
    </style:style>
    <style:style style:name="MT11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1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2</text:page-count></text:span></text:span></text:p>
        <text:p text:style-name="Intestazione">Esame scritto – <text:span text:style-name="MT2">V</text:span> prova scritta - parte Compito (<text:span text:style-name="Car._20_predefinito_20_paragrafo"><text:span text:style-name="MT3">Pratica</text:span></text:span>) – <text:span text:style-name="Car._20_predefinito_20_paragrafo"><text:span text:style-name="MT4">15</text:span></text:span> <text:span text:style-name="Car._20_predefinito_20_paragrafo"><text:span text:style-name="MT5">settembre</text:span></text:span><text:span text:style-name="MT6"> </text:span><text:span text:style-name="Car._20_predefinito_20_paragrafo"><text:span text:style-name="MT3">202</text:span></text:span><text:span text:style-name="Car._20_predefinito_20_paragrafo"><text:span text:style-name="MT7">3</text:span></text:span></text:p>
        <text:p text:style-name="MP1"><text:span text:style-name="Car._20_predefinito_20_paragrafo"><text:span text:style-name="MT8">Istruzioni</text:span></text:span><text:span text:style-name="Car._20_predefinito_20_paragrafo"><text:span text:style-name="MT9"> <text:line-break/></text:span></text:span><text:span text:style-name="Car._20_predefinito_20_paragrafo"><text:span text:style-name="MT10">Riportare qui sotto cognome, nome, matricola, e anno di progetto didattico di </text:span></text:span><text:span text:style-name="Car._20_predefinito_20_paragrafo"><text:span text:style-name="MT11">tutti</text:span></text:span><text:span text:style-name="Car._20_predefinito_20_paragrafo"><text:span text:style-name="MT10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06-03-18T17:20:00Z</meta:creation-date>
    <dc:date>2023-09-13T11:33:37.856000000</dc:date>
    <meta:print-date>2018-04-05T10:44:00Z</meta:print-date>
    <meta:editing-cycles>859</meta:editing-cycles>
    <meta:editing-duration>PT10H43M54S</meta:editing-duration>
    <meta:document-statistic meta:table-count="0" meta:image-count="0" meta:object-count="0" meta:page-count="2" meta:paragraph-count="12" meta:word-count="394" meta:character-count="2786" meta:non-whitespace-character-count="23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